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16520d" officeooo:paragraph-rsid="0016520d"/>
    </style:style>
    <style:style style:name="P2" style:family="paragraph" style:parent-style-name="Standard">
      <style:text-properties fo:language="de" fo:country="DE" officeooo:rsid="0016520d" officeooo:paragraph-rsid="0016f152"/>
    </style:style>
    <style:style style:name="P3" style:family="paragraph" style:parent-style-name="Standard">
      <style:text-properties fo:language="de" fo:country="DE" officeooo:rsid="0016b8a5" officeooo:paragraph-rsid="0016b8a5"/>
    </style:style>
    <style:style style:name="P4" style:family="paragraph" style:parent-style-name="Standard">
      <style:text-properties fo:language="de" fo:country="DE" officeooo:rsid="0016cf45" officeooo:paragraph-rsid="0016cf45"/>
    </style:style>
    <style:style style:name="P5" style:family="paragraph" style:parent-style-name="Standard">
      <style:text-properties fo:language="de" fo:country="DE" officeooo:rsid="0016f152" officeooo:paragraph-rsid="0016f152"/>
    </style:style>
    <style:style style:name="P6" style:family="paragraph" style:parent-style-name="Standard">
      <style:text-properties fo:language="de" fo:country="DE" fo:font-weight="bold" officeooo:rsid="0016f152" officeooo:paragraph-rsid="0016f152" style:font-weight-asian="bold" style:font-weight-complex="bold"/>
    </style:style>
    <style:style style:name="P7" style:family="paragraph" style:parent-style-name="Standard">
      <style:text-properties fo:language="de" fo:country="DE" fo:font-weight="bold" officeooo:rsid="0016b8a5" officeooo:paragraph-rsid="0016b8a5" style:font-weight-asian="bold" style:font-weight-complex="bold"/>
    </style:style>
    <style:style style:name="P8" style:family="paragraph" style:parent-style-name="Standard">
      <style:text-properties fo:language="de" fo:country="DE" fo:font-weight="bold" officeooo:rsid="0016cf45" officeooo:paragraph-rsid="0016cf45" style:font-weight-asian="bold" style:font-weight-complex="bold"/>
    </style:style>
    <style:style style:name="P9" style:family="paragraph" style:parent-style-name="Standard">
      <style:text-properties fo:language="de" fo:country="DE" fo:font-weight="bold" officeooo:rsid="0016520d" officeooo:paragraph-rsid="0016520d" style:font-weight-asian="bold" style:font-weight-complex="bold"/>
    </style:style>
    <style:style style:name="P10" style:family="paragraph" style:parent-style-name="Standard">
      <style:text-properties fo:language="de" fo:country="DE" fo:font-style="italic" officeooo:rsid="0016520d" officeooo:paragraph-rsid="0016520d" style:font-style-asian="italic" style:font-style-complex="italic"/>
    </style:style>
    <style:style style:name="P11" style:family="paragraph" style:parent-style-name="Standard">
      <style:text-properties fo:language="de" fo:country="DE" fo:font-style="italic" fo:font-weight="normal" officeooo:rsid="0016f152" officeooo:paragraph-rsid="0016f152" style:font-style-asian="italic" style:font-weight-asian="normal" style:font-style-complex="italic" style:font-weight-complex="normal"/>
    </style:style>
    <style:style style:name="P12" style:family="paragraph" style:parent-style-name="Standard">
      <style:text-properties fo:language="de" fo:country="DE" fo:font-style="italic" fo:font-weight="normal" officeooo:rsid="001a1428" officeooo:paragraph-rsid="001a1428" style:font-style-asian="italic" style:font-weight-asian="normal" style:font-style-complex="italic" style:font-weight-complex="normal"/>
    </style:style>
    <style:style style:name="P13" style:family="paragraph" style:parent-style-name="Standard">
      <style:text-properties fo:language="de" fo:country="DE" fo:font-weight="normal" officeooo:rsid="0016520d" officeooo:paragraph-rsid="0016520d" style:font-weight-asian="normal" style:font-weight-complex="normal"/>
    </style:style>
    <style:style style:name="P14" style:family="paragraph" style:parent-style-name="Standard">
      <style:text-properties fo:language="de" fo:country="DE" fo:font-weight="normal" officeooo:rsid="0016f152" officeooo:paragraph-rsid="0016f152" style:font-weight-asian="normal" style:font-weight-complex="normal"/>
    </style:style>
    <style:style style:name="P15" style:family="paragraph" style:parent-style-name="Standard">
      <style:text-properties fo:language="de" fo:country="DE" fo:font-style="normal" fo:font-weight="normal" officeooo:rsid="001a1428" officeooo:paragraph-rsid="001a1428" style:font-style-asian="normal" style:font-weight-asian="normal" style:font-style-complex="normal" style:font-weight-complex="normal"/>
    </style:style>
    <style:style style:name="P16" style:family="paragraph" style:parent-style-name="Standard">
      <style:text-properties fo:language="de" fo:country="DE" officeooo:rsid="0016520d" officeooo:paragraph-rsid="0016520d"/>
    </style:style>
    <style:style style:name="T1" style:family="text">
      <style:text-properties officeooo:rsid="0016b8a5"/>
    </style:style>
    <style:style style:name="T2" style:family="text">
      <style:text-properties officeooo:rsid="0016cf45"/>
    </style:style>
    <style:style style:name="T3" style:family="text">
      <style:text-properties officeooo:rsid="0016f152"/>
    </style:style>
    <style:style style:name="T4" style:family="text">
      <style:text-properties officeooo:rsid="001a1428"/>
    </style:style>
    <style:style style:name="T5" style:family="text">
      <style:text-properties officeooo:rsid="001b9660"/>
    </style:style>
    <style:style style:name="T6"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1. Iteration</text:span></text:p>
      <text:p text:style-name="P1"/>
      <text:p text:style-name="P2">Der Client fragt nach der IP-Adresse des Servers und nach einem Benutzernamen. Es gibt eine Fehlermeldung, wenn der Server nicht angesprochen werden kann oder der Benutzername bereits benutzt wird.</text:p>
      <text:p text:style-name="P2">Andernfalls wird eine Liste der momentan angemeldeten Benutzer angezeigt. Diese Liste kann mit ei<text:span text:style-name="T3">n</text:span>em Knopf aktualisiert werden.</text:p>
      <text:p text:style-name="P2">Es kann einer der Benutzer ausgewählt werden. Daraufhin öffnet sich ein Chatfenster, über das mit dem ausgewählten Benutzer kommuniziert werden kann. Das Chatfenster zeigt den Nachrichtenverlauf an und besitzt ein Textfeld mit dem Nachrichten verschickt werden können. Wenn ein Chatfenster geschlossen wird, wird der Chatverlauf verworfen.</text:p>
      <text:p text:style-name="P5">Für jeden anderen Benutzer kann maximal ein Chatfenster geöffnet werden. Wenn man eine Nachricht von einem anderen Benutzer erhält, öffnet sich automatisch das Chatfenster für diesen Benutzer, falls es noch nicht <text:span text:style-name="T5">geöffnet ist.</text:span></text:p>
      <text:p text:style-name="P1"/>
      <text:p text:style-name="P1">Der Server zeigt nur die Liste mit den angemeldeten Benutzern an, bietet jedoch keine weiteren Kommunikationsmöglichkeiten. <text:span text:style-name="T2">Es ist noch keine Datenbankanbindung vorhanden.</text:span></text:p>
      <text:p text:style-name="P1"/>
      <text:p text:style-name="P10"><text:span text:style-name="T4">Weitere</text:span> Features:</text:p>
      <text:p text:style-name="P1">- Die Liste der angemeldeten <text:span text:style-name="T3">Benutzer</text:span> wird automatisch aktualisiert.</text:p>
      <text:p text:style-name="P1">- Der Server zeigt seine IP-Adresse an.</text:p>
      <text:p text:style-name="P1"/>
      <text:p text:style-name="P9">2. Iteration</text:p>
      <text:p text:style-name="P13"/>
      <text:p text:style-name="P14">Der Client fragt nun nach Benutzername und Passwort zur Anmeldung. Es gibt eine Fehlermeldung, falls der Benutzer nicht existiert oder das Passwort falsch ist. Außerdem kann man sich in einem neuen Dialog registrieren. Es gibt eine Fehlermeldung, wenn der Benutzername bereits vergeben ist. Hat man sich erfolgreich registriert, dann ist man automatisch mit diesem Account angemeldet und man muss die Anmeldedaten nicht erneut eingeben.</text:p>
      <text:p text:style-name="P14"/>
      <text:p text:style-name="P14">Der Server speichert die Anmeldedaten in einer Datenbank. An der Bedienung des Servers hat sich nichts geändert.</text:p>
      <text:p text:style-name="P14"/>
      <text:p text:style-name="P11"><text:span text:style-name="T4">Weitere</text:span> Features:</text:p>
      <text:p text:style-name="P14">- Neben der Liste mit den angemeldeten Benutzern gibt es ein Protokoll. Im Client zeigt dieses an, wer wann online bzw. offline gegangen ist. Im Server zeigt es an, wer sich wann registriert, angemeldet oder abgemeldet hat.</text:p>
      <text:p text:style-name="P14">- Der Server bietet die Möglichkeit sich eine Liste mit allen registrierten Benutzern anzeigen zu lassen und einzelne Benutzer zu löschen. Wenn ein Benutzer gerade angemeldet ist und gelöscht wird, dann wird die Verbindung sofort beendet.</text:p>
      <text:p text:style-name="P14"/>
      <text:p text:style-name="P6">3. Iteration</text:p>
      <text:p text:style-name="P14"/>
      <text:p text:style-name="P14">Der Client zeigt eine Liste mit Gruppen an. Wird eine Gruppe ausgewählt, dann <text:span text:style-name="T4">öffnet sich ein Chatfenster für diese Gruppe.</text:span></text:p>
      <text:p text:style-name="P14"/>
      <text:p text:style-name="P12">Weitere Features:</text:p>
      <text:p text:style-name="P15">- Chatfenster für die Gruppe enthalten eine Liste mit den Gruppenteilnehm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7:51:02.280000000</meta:creation-date>
    <dc:date>2015-11-26T10:24:10.941000000</dc:date>
    <meta:editing-duration>PT2H21M15S</meta:editing-duration>
    <meta:editing-cycles>6</meta:editing-cycles>
    <meta:generator>LibreOffice/4.3.7.2$Windows_x86 LibreOffice_project/8a35821d8636a03b8bf4e15b48f59794652c68ba</meta:generator>
    <meta:document-statistic meta:table-count="0" meta:image-count="0" meta:object-count="0" meta:page-count="1" meta:paragraph-count="19" meta:word-count="360" meta:character-count="2463" meta:non-whitespace-character-count="2122"/>
  </office:meta>
</office:document-meta>
</file>